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Application.xml"/>
  <manifest:file-entry manifest:media-type="text/xml" manifest:full-path="Basic/Standard/modMain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>
    <office:event-listeners>
      <script:event-listener script:language="ooo:script" script:event-name="dom:load" xlink:href="vnd.sun.star.script:Standard.modMain.Main?language=Basic&amp;location=document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366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9799in"/>
    </style:style>
    <style:style style:name="co5" style:family="table-column">
      <style:table-column-properties fo:break-before="auto" style:column-width="3.1382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7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57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2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Week_20_template">
      <style:table-properties table:display="true" style:writing-mode="lr-tb"/>
    </style:style>
    <style:style style:name="ta3" style:family="table" style:master-page-name="PageStyle_5f_summary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1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3a3935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12" style:family="table-cell" style:parent-style-name="Default">
      <style:table-cell-properties fo:border-bottom="0.0138in solid #3a3935" style:diagonal-bl-tr="none" style:diagonal-tl-br="none" fo:border-left="none" fo:border-right="none" style:rotation-align="none" fo:border-top="0.0138in solid #3a3935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5116">
      <style:table-cell-properties style:glyph-orientation-vertical="0" fo:border-bottom="0.0138in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3a3935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 style:data-style-name="N5116">
      <style:table-cell-properties style:glyph-orientation-vertical="0" fo:border-bottom="0.0138in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fo:border-bottom="0.0138in solid #3a393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0.0138in solid #3a3935" style:diagonal-bl-tr="none" style:diagonal-tl-br="none" fo:border-left="none" fo:border-right="none" style:rotation-align="none" fo:border-top="0.0138in solid #3a3935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138in solid #3a3935" style:direction="ltr" style:rotation-angle="0" style:rotation-align="none" style:shrink-to-fit="false" style:vertical-align="middle"/>
      <style:paragraph-properties fo:margin-left="0in" style:writing-mode="page"/>
    </style:style>
    <style:style style:name="ce25" style:family="table-cell" style:parent-style-name="Default">
      <style:table-cell-properties style:glyph-orientation-vertical="0" fo:border-bottom="0.0138in solid #3a3935" style:diagonal-bl-tr="none" style:diagonal-tl-br="none" style:text-align-source="value-type" style:repeat-content="false" fo:wrap-option="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margin-left="0in" style:writing-mode="page"/>
    </style:style>
    <style:style style:name="ce26" style:family="table-cell" style:parent-style-name="Default">
      <style:table-cell-properties style:diagonal-bl-tr="none" style:diagonal-tl-br="none" fo:border="0.0138in solid #3a3935" style:rotation-align="none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3a3935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5116">
      <style:table-cell-properties style:glyph-orientation-vertical="0" fo:border-bottom="0.0138in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138in solid #3a3935" style:diagonal-bl-tr="none" style:diagonal-tl-br="none" style:text-align-source="value-type" style:repeat-content="false" fo:wrap-option="wrap" fo:border-left="none" style:direction="ltr" fo:border-right="0.0138in solid #3a3935" style:rotation-angle="0" style:rotation-align="none" style:shrink-to-fit="false" fo:border-top="none" style:vertical-align="automatic"/>
      <style:paragraph-properties fo:margin-left="0in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3a3935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timesheet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>
            <text:p>v1.0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Week template" table:style-name="ta2">
        <office:forms form:automatic-focus="false" form:apply-design-mode="false"/>
        <table:table-column table:style-name="co2" table:default-cell-style-name="ce4"/>
        <table:table-column table:style-name="co3" table:default-cell-style-name="Default"/>
        <table:table-column table:style-name="co3" table:number-columns-repeated="3" table:default-cell-style-name="ce8"/>
        <table:table-column table:style-name="co3" table:default-cell-style-name="ce19"/>
        <table:table-column table:style-name="co3" table:default-cell-style-name="ce4"/>
        <table:table-column table:style-name="co3" table:default-cell-style-name="Default"/>
        <table:table-column table:style-name="co3" table:default-cell-style-name="ce20"/>
        <table:table-column table:style-name="co3" table:default-cell-style-name="ce21"/>
        <table:table-column table:style-name="co3" table:default-cell-style-name="ce8"/>
        <table:table-column table:style-name="co4" table:default-cell-style-name="ce4"/>
        <table:table-column table:style-name="co5" table:default-cell-style-name="Default"/>
        <table:table-column table:style-name="co6" table:number-columns-repeated="1011" table:default-cell-style-name="Default"/>
        <table:table-row table:style-name="ro2">
          <table:table-cell table:style-name="ce2" office:value-type="string" table:number-columns-spanned="13" table:number-rows-spanned="1">
            <text:p>MCBC/SR2S TIMESHEET</text:p>
          </table:table-cell>
          <table:covered-table-cell table:style-name="ce8"/>
          <table:covered-table-cell table:number-columns-repeated="3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/>
          <table:covered-table-cell table:style-name="ce8"/>
          <table:covered-table-cell table:style-name="ce8"/>
          <table:table-cell table:number-columns-repeated="1011"/>
        </table:table-row>
        <table:table-row table:style-name="ro3">
          <table:table-cell table:style-name="ce3" office:value-type="string">
            <text:p>Employee:</text:p>
          </table:table-cell>
          <table:table-cell/>
          <table:table-cell table:style-name="ce11" office:value-type="string" table:number-columns-spanned="3" table:number-rows-spanned="1">
            <text:p>Firstname Lastname</text:p>
          </table:table-cell>
          <table:covered-table-cell table:style-name="ce11"/>
          <table:covered-table-cell table:style-name="ce11"/>
          <table:table-cell/>
          <table:table-cell table:style-name="ce3" office:value-type="string">
            <text:p>Week Starting:</text:p>
          </table:table-cell>
          <table:table-cell/>
          <table:table-cell office:value-type="date" office:date-value="2005-01-01" table:number-columns-spanned="2" table:number-rows-spanned="1">
            <text:p>1/1/2005</text:p>
          </table:table-cell>
          <table:covered-table-cell/>
          <table:table-cell table:style-name="ce22"/>
          <table:table-cell table:number-columns-repeated="1013"/>
        </table:table-row>
        <table:table-row table:style-name="ro3">
          <table:table-cell office:value-type="string">
            <text:p>Signature:</text:p>
          </table:table-cell>
          <table:table-cell/>
          <table:table-cell table:style-name="ce12" table:number-columns-repeated="2"/>
          <table:table-cell table:style-name="ce15"/>
          <table:table-cell/>
          <table:table-cell office:value-type="string">
            <text:p>Week Ending:</text:p>
          </table:table-cell>
          <table:table-cell/>
          <table:table-cell office:value-type="date" office:date-value="2005-01-01" table:number-columns-spanned="2" table:number-rows-spanned="1">
            <text:p>1/1/2005</text:p>
          </table:table-cell>
          <table:covered-table-cell/>
          <table:table-cell table:style-name="ce23"/>
          <table:table-cell table:number-columns-repeated="1013"/>
        </table:table-row>
        <table:table-row table:style-name="ro4">
          <table:table-cell/>
          <table:table-cell table:style-name="ce4" table:number-columns-repeated="5"/>
          <table:table-cell/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5" office:value-type="string" table:number-columns-spanned="1" table:number-rows-spanned="2">
            <text:p>Work Ca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Subtask </text:p>
          </table:table-cell>
          <table:table-cell table:style-name="ce5" office:value-type="string" table:number-columns-spanned="1" table:number-rows-spanned="2">
            <text:p>School</text:p>
          </table:table-cell>
          <table:table-cell table:style-name="ce16" office:value-type="string" table:number-columns-spanned="1" table:number-rows-spanned="2">
            <text:p>MON</text:p>
          </table:table-cell>
          <table:table-cell table:style-name="ce16" office:value-type="string" table:number-columns-spanned="1" table:number-rows-spanned="2">
            <text:p>TUE</text:p>
          </table:table-cell>
          <table:table-cell table:style-name="ce16" office:value-type="string" table:number-columns-spanned="1" table:number-rows-spanned="2">
            <text:p>WED</text:p>
          </table:table-cell>
          <table:table-cell table:style-name="ce16" office:value-type="string" table:number-columns-spanned="1" table:number-rows-spanned="2">
            <text:p>THU</text:p>
          </table:table-cell>
          <table:table-cell table:style-name="ce16" office:value-type="string" table:number-columns-spanned="1" table:number-rows-spanned="2">
            <text:p>FRI</text:p>
          </table:table-cell>
          <table:table-cell table:style-name="ce16" office:value-type="string" table:number-columns-spanned="1" table:number-rows-spanned="2">
            <text:p>SAT</text:p>
          </table:table-cell>
          <table:table-cell table:style-name="ce16" office:value-type="string" table:number-columns-spanned="1" table:number-rows-spanned="2">
            <text:p>SUN</text:p>
          </table:table-cell>
          <table:table-cell table:style-name="ce5" office:value-type="string" table:number-columns-spanned="1" table:number-rows-spanned="2">
            <text:p>TOTALS</text:p>
          </table:table-cell>
          <table:table-cell table:style-name="ce16" office:value-type="string" table:number-columns-spanned="1" table:number-rows-spanned="2">
            <text:p>Description of Task(s)</text:p>
          </table:table-cell>
          <table:table-cell table:style-name="ce27" table:number-columns-repeated="1011"/>
        </table:table-row>
        <table:table-row table:style-name="ro6">
          <table:covered-table-cell table:style-name="ce5"/>
          <table:covered-table-cell table:style-name="ce9"/>
          <table:covered-table-cell table:style-name="ce9"/>
          <table:covered-table-cell table:style-name="ce5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5"/>
          <table:covered-table-cell table:style-name="ce24"/>
          <table:table-cell table:style-name="ce27" table:number-columns-repeated="1011"/>
        </table:table-row>
        <table:table-row table:style-name="ro7">
          <table:table-cell table:style-name="ce6" office:value-type="string">
            <text:p>TAM</text:p>
          </table:table-cell>
          <table:table-cell table:style-name="ce6"/>
          <table:table-cell table:style-name="ce13" table:number-columns-repeated="2"/>
          <table:table-cell table:style-name="ce6" table:number-columns-repeated="8"/>
          <table:table-cell table:style-name="ce25" office:value-type="string">
            <text:p>No activity this period</text:p>
          </table:table-cell>
          <table:table-cell table:number-columns-repeated="1011"/>
        </table:table-row>
        <table:table-row table:style-name="ro7">
          <table:table-cell table:style-name="ce7" office:value-type="string" table:number-columns-spanned="4" table:number-rows-spanned="1">
            <text:p>TOTALS </text:p>
          </table:table-cell>
          <table:covered-table-cell table:style-name="ce10"/>
          <table:covered-table-cell table:style-name="ce10"/>
          <table:covered-table-cell table:style-name="ce14"/>
          <table:table-cell table:style-name="ce18" table:number-columns-repeated="8"/>
          <table:table-cell table:style-name="ce26"/>
          <table:table-cell table:number-columns-repeated="1011"/>
        </table:table-row>
      </table:table>
      <table:table table:name="summary" table:style-name="ta3" table:print-ranges="summary.A1:summary.M8">
        <office:forms form:automatic-focus="false" form:apply-design-mode="false"/>
        <table:table-column table:style-name="co2" table:default-cell-style-name="ce4"/>
        <table:table-column table:style-name="co3" table:default-cell-style-name="Default"/>
        <table:table-column table:style-name="co3" table:number-columns-repeated="3" table:default-cell-style-name="ce8"/>
        <table:table-column table:style-name="co3" table:default-cell-style-name="ce19"/>
        <table:table-column table:style-name="co3" table:default-cell-style-name="ce4"/>
        <table:table-column table:style-name="co3" table:default-cell-style-name="Default"/>
        <table:table-column table:style-name="co3" table:default-cell-style-name="ce8"/>
        <table:table-column table:style-name="co7" table:default-cell-style-name="ce29"/>
        <table:table-column table:style-name="co3" table:default-cell-style-name="ce11"/>
        <table:table-column table:style-name="co4" table:default-cell-style-name="ce4"/>
        <table:table-column table:style-name="co5" table:default-cell-style-name="Default"/>
        <table:table-column table:style-name="co6" table:number-columns-repeated="1011" table:default-cell-style-name="Default"/>
        <table:table-row table:style-name="ro2">
          <table:table-cell table:style-name="ce2" office:value-type="string" table:number-columns-spanned="13" table:number-rows-spanned="1">
            <text:p>MCBC/SR2S TIMESHEET SUMMARY</text:p>
          </table:table-cell>
          <table:covered-table-cell table:style-name="ce8"/>
          <table:covered-table-cell table:number-columns-repeated="3"/>
          <table:covered-table-cell table:style-name="ce8"/>
          <table:covered-table-cell table:style-name="ce8"/>
          <table:covered-table-cell table:style-name="ce8"/>
          <table:covered-table-cell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1011"/>
        </table:table-row>
        <table:table-row table:style-name="ro3">
          <table:table-cell table:style-name="ce3" office:value-type="string">
            <text:p>Employee:</text:p>
          </table:table-cell>
          <table:table-cell/>
          <table:table-cell table:style-name="ce11" office:value-type="string" table:number-columns-spanned="2" table:number-rows-spanned="1">
            <text:p>Firstname Lastname</text:p>
          </table:table-cell>
          <table:covered-table-cell table:style-name="ce11"/>
          <table:table-cell table:style-name="ce28"/>
          <table:table-cell/>
          <table:table-cell table:style-name="ce3" office:value-type="string">
            <text:p>Week Starting:</text:p>
          </table:table-cell>
          <table:table-cell/>
          <table:table-cell table:style-name="ce22"/>
          <table:table-cell table:number-columns-spanned="2" table:number-rows-spanned="1"/>
          <table:covered-table-cell/>
          <table:table-cell table:number-columns-repeated="1013"/>
        </table:table-row>
        <table:table-row table:style-name="ro3">
          <table:table-cell office:value-type="string">
            <text:p>Signature:</text:p>
          </table:table-cell>
          <table:table-cell/>
          <table:table-cell table:style-name="ce12" table:number-columns-repeated="2"/>
          <table:table-cell table:style-name="ce15"/>
          <table:table-cell/>
          <table:table-cell office:value-type="string">
            <text:p>Week Ending:</text:p>
          </table:table-cell>
          <table:table-cell/>
          <table:table-cell table:style-name="ce23"/>
          <table:table-cell table:number-columns-spanned="2" table:number-rows-spanned="1"/>
          <table:covered-table-cell/>
          <table:table-cell table:number-columns-repeated="1013"/>
        </table:table-row>
        <table:table-row table:style-name="ro4">
          <table:table-cell/>
          <table:table-cell table:style-name="ce4" table:number-columns-repeated="5"/>
          <table:table-cell/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5" office:value-type="string" table:number-columns-spanned="1" table:number-rows-spanned="2">
            <text:p>Work Ca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Subtask </text:p>
          </table:table-cell>
          <table:table-cell table:style-name="ce5" office:value-type="string" table:number-columns-spanned="1" table:number-rows-spanned="2">
            <text:p>School</text:p>
          </table:table-cell>
          <table:table-cell table:style-name="ce16" office:value-type="string" table:number-columns-spanned="1" table:number-rows-spanned="2">
            <text:p>MON</text:p>
          </table:table-cell>
          <table:table-cell table:style-name="ce16" office:value-type="string" table:number-columns-spanned="1" table:number-rows-spanned="2">
            <text:p>TUE</text:p>
          </table:table-cell>
          <table:table-cell table:style-name="ce16" office:value-type="string" table:number-columns-spanned="1" table:number-rows-spanned="2">
            <text:p>WED</text:p>
          </table:table-cell>
          <table:table-cell table:style-name="ce16" office:value-type="string" table:number-columns-spanned="1" table:number-rows-spanned="2">
            <text:p>THU</text:p>
          </table:table-cell>
          <table:table-cell table:style-name="ce16" office:value-type="string" table:number-columns-spanned="1" table:number-rows-spanned="2">
            <text:p>FRI</text:p>
          </table:table-cell>
          <table:table-cell table:style-name="ce16" office:value-type="string" table:number-columns-spanned="1" table:number-rows-spanned="2">
            <text:p>SAT</text:p>
          </table:table-cell>
          <table:table-cell table:style-name="ce16" office:value-type="string" table:number-columns-spanned="1" table:number-rows-spanned="2">
            <text:p>SUN</text:p>
          </table:table-cell>
          <table:table-cell table:style-name="ce5" office:value-type="string" table:number-columns-spanned="1" table:number-rows-spanned="2">
            <text:p>TOTALS</text:p>
          </table:table-cell>
          <table:table-cell table:style-name="ce16" table:number-columns-spanned="1" table:number-rows-spanned="2"/>
          <table:table-cell table:style-name="ce27" table:number-columns-repeated="1011"/>
        </table:table-row>
        <table:table-row table:style-name="ro6">
          <table:covered-table-cell table:style-name="ce5"/>
          <table:covered-table-cell table:style-name="ce9"/>
          <table:covered-table-cell table:style-name="ce9"/>
          <table:covered-table-cell table:style-name="ce5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5"/>
          <table:covered-table-cell table:style-name="ce24"/>
          <table:table-cell table:style-name="ce27" table:number-columns-repeated="1011"/>
        </table:table-row>
        <table:table-row table:style-name="ro8">
          <table:table-cell table:style-name="ce6" office:value-type="string">
            <text:p>TAM</text:p>
          </table:table-cell>
          <table:table-cell table:style-name="ce6"/>
          <table:table-cell table:style-name="ce13" table:number-columns-repeated="2"/>
          <table:table-cell table:style-name="ce6" table:number-columns-repeated="8"/>
          <table:table-cell table:style-name="ce30"/>
          <table:table-cell table:number-columns-repeated="1011"/>
        </table:table-row>
        <table:table-row table:style-name="ro7">
          <table:table-cell table:style-name="ce7" office:value-type="string" table:number-columns-spanned="4" table:number-rows-spanned="1">
            <text:p>TOTALS </text:p>
          </table:table-cell>
          <table:covered-table-cell table:style-name="ce10"/>
          <table:covered-table-cell table:style-name="ce10"/>
          <table:covered-table-cell table:style-name="ce14"/>
          <table:table-cell table:style-name="ce18" table:number-columns-repeated="8"/>
          <table:table-cell table:style-name="ce31" office:value-type="string">
            <text:p>TAM SR2S total monthly hours</text:p>
          </table:table-cell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first-page-number="continue" style:scale-to="85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7">11/07/2010</text:date>, <text:time>10:1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ek_20_template" style:display-name="PageStyle_Week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CBC Timesheet Template</dc:title>
    <meta:initial-creator>MCBC</meta:initial-creator>
    <meta:creation-date>2003-03-20T11:07:52</meta:creation-date>
    <dc:creator>Dwayne </dc:creator>
    <dc:date>2010-11-07T10:15:46</dc:date>
    <meta:print-date>2005-09-01T13:05:50</meta:print-date>
    <meta:generator>OpenOffice.org/3.2$Linux OpenOffice.org_project/320m12$Build-9483</meta:generator>
    <meta:editing-duration>PT25H55M25S</meta:editing-duration>
    <meta:editing-cycles>26</meta:editing-cycles>
    <meta:document-statistic meta:table-count="3" meta:cell-count="46" meta:object-count="0"/>
    <meta:user-defined meta:name="_AdHocReviewCycleID" meta:value-type="float">-1956235074</meta:user-defined>
    <meta:user-defined meta:name="_AuthorEmail">david@parisi-associates.com</meta:user-defined>
    <meta:user-defined meta:name="_AuthorEmailDisplayName">David Parisi</meta:user-defined>
    <meta:user-defined meta:name="_EmailSubject">Marin SR2S Invoicing</meta:user-defined>
  </office:meta>
</office:document-meta>
</file>

<file path=Basic/Standard/modApplication.xml><?xml version="1.0" encoding="utf-8"?>
<!DOCTYPE module  PUBLIC '-//OpenOffice.org//DTD OfficeDocument 1.0//EN'  'module.dtd'>
<script:module xmlns:script="http://openoffice.org/2000/script" script:name="modApplication" script:language="StarBasic">REM  *****  BASIC  *****
option explicit

'These are the fields we want from the temp timesheet(TS) and the columns we want them in
const TS_logdate = 0
const TS_hours = 1
const TS_activity = 2
const TS_activity_id = 3
const TS_subtask = 4
const TS_subtask_desc = 5
const TS_task = 6
const TS_task_desc = 7
const TS_account = 8
const TS_account_desc = 9
const TS_lastname = 10
const TS_firstname = 11
const TS_person_id = 12
const TS_rate = 13
const TS_week_of = 14 'this field is internally created from the logdate
const TS_rec_size = 14 'dim of the array containing the above fields
dim TS_headers() 'filled below in the above order and checked against the imported csv file

'The sheets in this document:
const timesheet = 0
const WeekTemplate = 1
const SummarySheet = 2

'The 'max' columns - used when copying and inserting dummy rows
const max_columns = 26

type Props
    sheet As Integer
    version As String
	rows as integer
	columns as integer
	from_date as date
	to_date as date
	lastname as string
	firstname as string
end type
dim TS_Props as Props

dim newTimesheet as object 'our new spreadsheet

Sub Create_Timesheet
	GlobalScope.BasicLibraries.LoadLibrary("Tools")

 	TS_headers = Array("logdate","hours","activity","activity_id","subtask","subtask_desc", _
 					"task","task_desc","account","account_desc","lastname","firstname","person_id","rate")

	dim newFile as string
	if Make_Doc() = false then
		if not IsNull(newTimesheet) then
			newFile = newTimesheet.Location
			newTimesheet.store()
			newTimesheet.close(true)
			Kill(newFile)
		end if
		exit Sub
	End if

	'do summary first while sheet order is undisturbed:
	dim tempSheet as object
	tempSheet = newTimesheet.Sheets(timesheet)
	newTimesheet.CurrentController.setActiveSheet(tempSheet)
	SortRange(tempSheet.getCellRangeByPosition(0,1, TS_Props.columns - 1,TS_Props.rows), _
				Array(TS_task, TS_subtask, TS_account, TS_activity_id, TS_logdate))
	Create_TimesheetSummary(SummarySheet, 1)

	dim week as integer
	dim tempIdx as integer
	dim SheetNdx as integer
	newTimesheet.CurrentController.setActiveSheet(tempSheet)
	SortRange(tempSheet.getCellRangeByPosition(0,1, TS_Props.columns - 1,TS_Props.rows), _
				Array(TS_week_of, TS_task, TS_subtask, TS_account, TS_activity_id, TS_logdate))
	week = 1
	tempIdx = 1 'start past headers
	do while tempIdx &lt; TS_Props.rows
		SheetNdx = weekTemplate + week
		newTimesheet.sheets.copyByName("Week template", "Week " &amp; week, SheetNdx)
		tempIdx = Create_TimesheetWeek(SheetNdx, tempIdx)
		week = week + 1
	loop

'Done: Clean up the timesheet by removing the Basic code and the 'temp' sheet then save &amp; close it:
	dim libs as object
	Dim PropValue(1) as new com.sun.star.beans.PropertyValue
	PropValue(0).Name = "EventType"
	PropValue(0).Value = "StarBasic"
	PropValue(1).Name = "Script"
	PropValue(1).Value = ""
	newTimesheet.Events.ReplaceByName("OnLoad", PropValue()) 'remove the event
	newTimesheet.Sheets.removeByName("Week template")
	newTimesheet.Sheets.removeByName("timesheet")
	newTimesheet.store() 'If this store not done, get a runtime error in the removeByName
	libs = newTimesheet.BasicLibraries.getByName("Standard")
	if libs.hasByName("modApplication") then
		libs.removeByName("modApplication")
	end if
	if libs.hasByName("modMain") then
		libs.removeByName("modMain")
	end if
	newTimesheet.store()
	newTimesheet.close(true)

End Sub 'end Create_Timesheet

Function Create_TimesheetWeek(SheetNdx as integer, tempStart as integer) as integer
	dim WorkSheet as object
	WorkSheet = newTimesheet.Sheets(SheetNdx)
	newTimesheet.CurrentController.setActiveSheet(WorkSheet)

	dim tempSheet as object
	dim tempIdx as integer
	tempSheet = newTimesheet.Sheets(timesheet)
	tempIdx = tempStart 'start reading temp here

	Dim DataRow As integer
	'The template saves a row formatted for data so we can copy it when needed:
	DataRow = 6

	Dim RowIdx As Integer
	dim Row as object
	dim Rec(TS_rec_size)
	dim LastRec(TS_rec_size)
	Dim I As Integer
    RowIdx = 7 'Where to start insert

	'&lt;--report breaks: totals--&gt;
	Dim Hours_5 As double       'level 5
	'&lt;--totals

	dim weekstart as date
	dim lastweekday as date
	dim weekday as date
	dim weekend as date
	weekstart = tempSheet.getCellByPosition(TS_week_of,tempIdx).Value
	weekend = weekstart + 6

	Worksheet.getCellByPosition(2,1).String = TS_Props.firstname &amp; " " &amp; TS_Props.lastname
	Worksheet.getCellByPosition(8,1).Value = weekstart
	Worksheet.getCellByPosition(8,2).Value = weekend

	GoSub NextRecord
	GoSub NextRecord 'Since tempIdx hasn't changed, we will get LastRec() = Rec()
	'GoSub TaskHeader		'level 1
	'GoSub SubtaskHeader	'level 2
	'GoSub AccountHeader	'level 3
	GoSub ActivityHeader	'level 4
	GoSub LogdateHeader	'level 5
	Do

		If LastRec(TS_task) &lt;&gt; Rec(TS_task) Then
'if msgbox("Continue?",MB_YESNO) = IDNO then exit sub
			'Do trailers:
		    GoSub LogdateTrailer
			'GoSub ActivityTrailer
			'GoSub AccountTrailer
			'GoSub SubtaskTrailer
			'GoSub TaskTrailer
			'Do headers:
			'GoSub TaskHeader
			'GoSub SubtaskHeader
			'GoSub AccountHeader
			GoSub ActivityHeader
			GoSub LogdateHeader
		ElseIf LastRec(TS_subtask) &lt;&gt; Rec(TS_subtask) Then
			'Do trailers:
		    GoSub LogdateTrailer
			'GoSub ActivityTrailer
			'GoSub AccountTrailer
			'GoSub SubtaskTrailer
			'Do headers:
			'GoSub SubtaskHeader
			'GoSub AccountHeader
			GoSub ActivityHeader
			GoSub LogdateHeader
		ElseIf LastRec(TS_account) &lt;&gt; Rec(TS_account) Then
			'Do trailers:
		    GoSub LogdateTrailer
			'GoSub ActivityTrailer
			'GoSub AccountTrailer
			'Do headers:
			'GoSub AccountHeader
			GoSub ActivityHeader
			GoSub LogdateHeader
		ElseIf LastRec(TS_activity_id) &lt;&gt; Rec(TS_activity_id) Then
			'Do trailers:
		    GoSub LogdateTrailer
			'GoSub ActivityTrailer
			'Do headers:
			GoSub ActivityHeader
			GoSub LogdateHeader
		ElseIf LastRec(TS_logdate) &lt;&gt; Rec(TS_logdate) Then
			'Do trailers:
		    GoSub LogdateTrailer
			'Do headers:
			GoSub LogdateHeader
        End If

        Hours_5 = Hours_5 + CDbl(Rec(TS_hours))

        tempIdx = tempIdx + 1
		GoSub NextRecord
		if weekday &gt; weekend then
			exit do
		end if
    Loop Until tempIdx &gt; TS_Props.rows
    GoSub LogdateTrailer
	'GoSub ActivityTrailer
    'GoSub AccountTrailer
	'GoSub SubtaskTrailer
	'GoSub TaskTrailer

	'Get totals:
	dim Columns
	Set Row = Worksheet.Rows(RowIdx)
	Columns = Array("E", "F", "G", "H", "I", "J", "K", "L")
	For I = 0 To UBound(Columns)
		Row.getCellByPosition(I+4,0).Formula = "=SUM(" &amp; Columns(I) &amp; "7:" &amp; Columns(I) &amp; RowIdx &amp; ")"
	Next

	WorkSheet.Rows.removeByIndex(DataRow, 1)   'Delete the templating row

	Create_TimesheetWeek = tempIdx
	exit function

ActivityHeader:
	InsertRow(SheetNdx, DataRow, RowIdx)
    Set Row = Worksheet.Rows(RowIdx)
    RowIdx = RowIdx + 1
    Row.getCellByPosition(1,0).String = Rec(TS_task)
    Row.getCellByPosition(2,0).String = Rec(TS_subtask)
    Row.getCellByPosition(3,0).String = Rec(TS_account)
    Row.getCellByPosition(12,0).String = Rec(TS_activity)
	Row.getCellByPosition(11,0).Formula = "=SUM(E" &amp; RowIdx &amp; ":K" &amp; RowIdx &amp; ")"
	return

LogdateHeader:
	Hours_5 = 0
	lastweekday = weekday
	return

LogdateTrailer:
    Row.getCellByPosition(4 + lastweekday - weekstart,0).Value = Hours_5
	return

NextRecord:
	for I = 0 to TS_Props.columns - 1
		LastRec(I) = Rec(I)
		Rec(I) = tempSheet.getCellByPosition(I,tempIdx).String
	next
	weekday = CDate(Rec(TS_logdate))
	Return

End Function ' Create_TimesheetWeek

Sub Create_TimesheetSummary(SheetNdx as integer, tempStart as integer)
	dim WorkSheet as object
	WorkSheet = newTimesheet.Sheets(SheetNdx)
	newTimesheet.CurrentController.setActiveSheet(WorkSheet)

	dim tempSheet as object
	dim tempIdx as integer
	tempSheet = newTimesheet.Sheets(timesheet)
	tempIdx = tempStart 'start reading temp here

	Dim DataRow As integer
	Dim EmptyRow As integer
	'The template saves a row formatted for data so we can copy it when needed:
	DataRow = 6

	Dim RowIdx As Integer
	dim Row as object
	dim Rec(TS_rec_size)
	dim LastRec(TS_rec_size)
	Dim I As Integer
    RowIdx = 7 'Where to start insert

	'&lt;--report breaks: totals--&gt;
	Dim Hours_5 As double       'level 5
	'&lt;--totals

	dim weekstart as date
	dim lastweekday as date
	dim weekday as date
	dim weekend as date

	GoSub NextRecord
	GoSub NextRecord 'Since tempIdx hasn't changed, we will get LastRec() = Rec()
	'GoSub TaskHeader		'level 1
	'GoSub SubtaskHeader	'level 2
	'GoSub AccountHeader	'level 3
	GoSub ActivityHeader	'level 4
	GoSub LogdateHeader	'level 5
	Do

		If LastRec(TS_task) &lt;&gt; Rec(TS_task) Then
'if msgbox("Continue?",MB_YESNO) = IDNO then exit sub
			'Do trailers:
		    GoSub LogdateTrailer
			'GoSub ActivityTrailer
			'GoSub AccountTrailer
			'GoSub SubtaskTrailer
			'GoSub TaskTrailer
			'Do headers:
			'GoSub TaskHeader
			'GoSub SubtaskHeader
			'GoSub AccountHeader
			GoSub ActivityHeader
			GoSub LogdateHeader
		ElseIf LastRec(TS_subtask) &lt;&gt; Rec(TS_subtask) Then
			'Do trailers:
		    GoSub LogdateTrailer
			'GoSub ActivityTrailer
			'GoSub AccountTrailer
			'GoSub SubtaskTrailer
			'Do headers:
			'GoSub SubtaskHeader
			'GoSub AccountHeader
			GoSub ActivityHeader
			GoSub LogdateHeader
		ElseIf LastRec(TS_account) &lt;&gt; Rec(TS_account) Then
			'Do trailers:
		    GoSub LogdateTrailer
			'GoSub ActivityTrailer
			'GoSub AccountTrailer
			'Do headers:
			'GoSub AccountHeader
			GoSub ActivityHeader
			GoSub LogdateHeader
		ElseIf LastRec(TS_activity_id) &lt;&gt; Rec(TS_activity_id) Then
			'Do trailers:
		    GoSub LogdateTrailer
			'GoSub ActivityTrailer
			'Do headers:
			GoSub ActivityHeader
			GoSub LogdateHeader
		ElseIf LastRec(TS_logdate) &lt;&gt; Rec(TS_logdate) Then
			'Do trailers:
		    GoSub LogdateTrailer
			'Do headers:
			GoSub LogdateHeader
        End If

        Hours_5 = Hours_5 + CDbl(Rec(TS_hours))

        tempIdx = tempIdx + 1
		GoSub NextRecord
    Loop Until tempIdx &gt; TS_Props.rows
    GoSub LogdateTrailer
	'GoSub ActivityTrailer
    'GoSub AccountTrailer
	'GoSub SubtaskTrailer
	'GoSub TaskTrailer

	'Get totals:
	dim Columns
	Set Row = Worksheet.Rows(RowIdx)
	Columns = Array("E", "F", "G", "H", "I", "J", "K", "L")
	For I = 0 To UBound(Columns)
		Row.getCellByPosition(I+4,0).Formula = "=SUM(" &amp; Columns(I) &amp; "7:" &amp; Columns(I) &amp; RowIdx &amp; ")"
	Next

	WorkSheet.Rows.removeByIndex(DataRow, 1)   'Delete the templating row

	exit Sub

ActivityHeader:
	InsertRow(SheetNdx, DataRow, RowIdx)
    Set Row = Worksheet.Rows(RowIdx)
    RowIdx = RowIdx + 1
    Row.getCellByPosition(1,0).String = Rec(TS_task)
    Row.getCellByPosition(2,0).String = Rec(TS_subtask)
    Row.getCellByPosition(3,0).String = Rec(TS_account)
    Row.getCellByPosition(12,0).String = Rec(TS_activity)
	Row.getCellByPosition(11,0).Formula = "=SUM(E" &amp; RowIdx &amp; ":K" &amp; RowIdx &amp; ")"
	weekstart = CDate(Rec(TS_week_of))
	weekend = weekstart + 6
	return

LogdateHeader:
	Hours_5 = 0
	lastweekday = weekday
	if weekday &gt; weekend then
		weekstart = CDate(Rec(TS_week_of))
		weekend = weekstart + 6
	end if
	return

LogdateTrailer:
    Row.getCellByPosition(4 + lastweekday - weekstart,0).Value = Hours_5
	return

NextRecord:
	for I = 0 to TS_Props.columns - 1
		LastRec(I) = Rec(I)
		Rec(I) = tempSheet.getCellByPosition(I,tempIdx).String
	next
	weekday = CDate(Rec(TS_logdate))
	Return

End Sub ' Create_TimesheetSummary()

'Public Function APP_Create_Excel_Timesheet( _
'    ) As Boolean
'    Dim Spreadsheet As New Excel.Application
'    Dim Timesheet As Excel.Workbook
'    Dim Worksheet As Excel.Worksheet
'    Dim SheetIdx As Integer
'    Dim WeekStarting As Date
'    Dim WeekEnding As Date
'    Dim TotalRow() As Integer   'save for the summary
'    Dim Columns()
'    Dim I As Integer
'    Dim S As String
'    Dim Row As Excel.Range
'
'    SheetIdx = 1
'    WeekStarting = Starting
'    'Summary:
'    Set Worksheet = Timesheet.Sheets(SheetIdx + 1)
'    Worksheet.Cells(2, 3).Value = PersonName
'    Worksheet.Cells(2, 9).Value = Format(UTL_Week_FirstDay(Starting, vbMonday), "m/d/yyyy")
'    Worksheet.Cells(3, 9).Value = Format(UTL_Week_LastDay(Ending, vbMonday), "m/d/yyyy")
'    Set Row = Worksheet.Rows(7)
'    Columns = Array("E", "F", "G", "H", "I", "J", "K")
'    For I = 0 To UBound(Columns)
'        S = ""
'        For SheetIdx = 1 To UBound(TotalRow)
'            S = S &amp; "+'Week " &amp; SheetIdx &amp; "'!" &amp; Columns(I) &amp; TotalRow(SheetIdx)
'        Next
'        Row.Cells(1, I + 5).Value = "=SUM(" &amp; Mid(S, 2) &amp; ")"
'    Next
'
'    Spreadsheet.DisplayAlerts = False
'    Timesheet.Sheets(1).Delete  'delete the template sheet
'    Spreadsheet.ActiveWorkbook.Save
'    Spreadsheet.DisplayAlerts = True
'
'    SetProgress "Finished Timesheet"
'    Spreadsheet.Quit
'
'End Function ' APP_Create_Excel_Timesheet

Sub SortRange(theRange as object, inFields())
    Dim Fields() As Integer     'contains column offsets of sort fields
	Dim ndx as integer

'with theRange.RangeAddress
'if msgbox("theRange={(" &amp; .StartColumn &amp; "," &amp; .StartRow &amp; "),(" &amp; .EndColumn &amp; "," &amp; .EndRow &amp; ")}", MB_YESNO) = IDNO then exit sub
'end with
    ReDim Fields(0) 'it will contain the positive integers (fields not yet sorted) from inFields
    For ndx = 0 To UBound(inFields)
        If inFields(ndx) &gt;= 0 Then
            Fields(UBound(Fields)) = inFields(ndx)
            ReDim Preserve Fields(UBound(Fields) + 1)
        End If
    Next
    ReDim Preserve Fields(UBound(Fields) - 1) 'those redim's got us one ahead, go back...

	dim SortFields(UBound(Fields)) as new com.sun.star.table.TableSortField
	dim SortDesc(2) as new com.sun.star.beans.PropertyValue
	for ndx = 0 to UBound(Fields)
		SortFields(ndx).Field = Fields(ndx)
		SortFields(ndx).IsAscending = true
		if ndx = 2 then exit for 'sort will do only 3 fields at a go
	next
	SortDesc(0).Name = "SortFields"
	SortDesc(0).Value = SortFields
	SortDesc(1).Name = "ContainsHeader"
	SortDesc(1).Value = false
	theRange.sort(SortDesc)
	if UBound(Fields) &lt; 3 then exit sub

    'Now, we have to sort each 'group' with the remaining sort fields;
    'A 'group' is defined as having the same values in all the previous sort fields
    Dim preFields() As Integer  'prior sorted (negative numbers in inFields) + 3 just sorted
    ReDim preFields(0)
    For ndx = 0 To UBound(inFields)
        If inFields(ndx) &gt; 0 Then
            inFields(ndx) = -inFields(ndx)  'these fields join the ranks of already sorted
            inFields(ndx + 1) = -inFields(ndx + 1)
            inFields(ndx + 2) = -inFields(ndx + 2)
            Exit For
        Else
            preFields(UBound(preFields)) = inFields(ndx)
            ReDim Preserve preFields(UBound(preFields) + 1)
        End If
    Next
    ReDim Preserve preFields(UBound(preFields) + 2)
    preFields(UBound(preFields) - 2) = Fields(0)
    preFields(UBound(preFields) - 1) = Fields(1)
    preFields(UBound(preFields)) = Fields(2)

    Dim startRow As Integer
    Dim tempNdx As Integer
    Dim newRange As object
    startRow = 0
    With theRange
    '  we start at startRow + 1 because starting at startRow would have one meaningless loop:
    For tempNdx = startRow + 1 To .rows.Count - 1
        For ndx = 0 To UBound(preFields)
            If .getCellByPosition(preFields(ndx), startRow).String &lt;&gt; .getCellByPosition(preFields(ndx), tempNdx).String Then
            	set newRange = .getCellRangeByPosition(0,startRow, .columns.Count - 1,tempNdx - 1)
                Call SortRange(newRange, inFields)
                startRow = tempNdx
            End If
        Next
    Next
   	set newRange = .getCellRangeByPosition(0,startRow, .columns.Count - 1,.rows.Count - 1)
    Call SortRange(newRange, inFields)
    End With

End Sub ' SortRange

Sub InsertRow (SheetNdx as integer, RowToInsert as integer, Where as integer)
	Dim CellRangeAddress As New com.sun.star.table.CellRangeAddress
	Dim CellAddress As New com.sun.star.table.CellAddress

	CellRangeAddress.Sheet = SheetNdx
	CellRangeAddress.StartColumn = 0
	CellRangeAddress.StartRow = Where
	CellRangeAddress.EndColumn = max_columns
	CellRangeAddress.EndRow = Where
	CellAddress.Sheet = SheetNdx
	CellAddress.Column = 0
	CellAddress.Row = Where

	newTimesheet.Sheets(SheetNdx).insertCells(CellRangeAddress, com.sun.star.sheet.CellInsertMode.ROWS)
	CellRangeAddress.StartRow = RowToInsert
	CellRangeAddress.EndRow = RowToInsert
	newTimesheet.Sheets(SheetNdx).copyRange(CellAddress, CellRangeAddress)
End Sub 'InsertRow

Function Make_Doc() as boolean
	dim csvIn as string
	dim newFile as string
	dim TS_Sheet as object
	dim format_sav as integer 'the date format to be used for week_of

	Make_Doc = false

'Find the timesheet CSV file:
	dim FilePicker as object
	dim list(1) as string
	dim picked as boolean
	list(0) = "*.csv"
	list(1) = "*.*"
	FilePicker = CreateUnoService("com.sun.star.ui.dialogs.FilePicker")
	AddFiltersToDialog(list(), FilePicker)
	FilePicker.setTitle("Select your downloaded TIMESHEET..")
	FilePicker.SetDisplayDirectory(DirectoryNameoutofPath(ThisComponent.Location, "/")
	picked = FilePicker.execute()
	csvIn = FilePicker.Files(0)
	FilePicker.Dispose()
	if not picked then
		msgbox "Goodbye!"
		exit Function
	end if

'Copy us to a 'twin' of the CSV file (the new timesheet):
	newFile = DirectoryNameoutofPath(csvIn, "/") &amp; "/" &amp; GetFileNameWithoutExtension(csvIn,"/") &amp; ".ods"
	FileCopy(ThisComponent.Location, newFile)

'Open the new timesheet file for editting:
	dim args(2) as New com.sun.star.beans.PropertyValue
	args(0).Name = "ReadOnly"
	args(0).Value = false
	args(1).Name = "MacroExecutionMode"
	args(1).Value = 0 'NEVER_EXECUTE
	args(2).Name = "AsTemplate"
	args(2).Value = FALSE
	newTimesheet = OpenDocument(newFile, args())
	TS_Sheet = newTimesheet.Sheets(timesheet)
    TS_Props.sheet = timesheet
	format_sav = TS_Sheet.getCellByPosition(0,0).NumberFormat
	TS_Props.version = TS_Sheet.getCellByPosition(0,0).String

'Import (link, actually) the CSV file into the 'temp' sheet:
	dim FilterName as string
	dim FilterOption as string
	FilterName = "Text - txt - csv (StarCalc)"
	FilterOption = "44,34,76,1," 'comma, double quotes, Unicode (UTF-8), start line 1, (no field formats)
	TS_Sheet.link(csvIn, "", FilterName, FilterOption, com.sun.star.sheet.SheetLinkMode.NORMAL)

'Verify the timesheet file:
	if TS_Sheet.getCellByPosition(0,0).String &lt;&gt; "timesheet" then
		msgbox "Unrecognized timesheet - says '" &amp; TS_Sheet.Rows(0).getCellByPosition(0,0).String &amp; "'"
		exit function
	end if
	TS_Props.lastname = TS_Sheet.getCellByPosition(3,0).String
	TS_Props.firstname = TS_Sheet.getCellByPosition(4,0).String
	if not (IsDate(TS_Sheet.getCellByPosition(5,0).String) and IsDate(TS_Sheet.getCellByPosition(6,0).String))  then
		msgbox "Invalid timesheet dates: '" &amp; TS_Sheet.getCellByPosition(5,0).String &amp; "'/'" &amp; _
			TS_Sheet.getCellByPosition(6,0).String &amp; "'"
		exit function
	end if
	TS_Props.from_date = CDate(TS_Sheet.getCellByPosition(5,0).String)
	TS_Props.to_date = CDate(TS_Sheet.getCellByPosition(6,0).String)
	if TS_Sheet.getCellByPosition(7,0).String &lt;&gt; TS_Props.version then
		msgbox "Your version (" &amp; TS_Props.version &amp; ") does not match the timesheet download (" &amp; _
			TS_Sheet.getCellByPosition(7,0).String &amp; ").  Ask the system admin for an upgrade."
		exit function
	end if
	TS_Sheet.Rows.removeByIndex(0, 1) 'get rid of the ID row

	If not Find_Size(timesheet, TS_Props, TS_headers) then
		exit function
	end if

'Add the week_of field (starting Mon.) to each row of timesheet &amp; check names:
	dim ndx as integer
	dim newDate as date
	For ndx = 1 to TS_Props.rows 'skip headers
		if (TS_Props.lastname &lt;&gt; TS_Sheet.getCellByPosition(TS_lastname, ndx).String) _
		or (TS_Props.firstname &lt;&gt; TS_Sheet.getCellByPosition(TS_firstname, ndx).String) then
			msgbox "Invalid name (" &amp; TS_Sheet.getCellByPosition(TS_lastname, ndx).String &amp; _
					", " &amp; TS_Sheet.getCellByPosition(TS_firstname, ndx).String &amp; ") found"
			exit function
		end if
		newDate = CDate(TS_Sheet.getCellByPosition(TS_logdate, ndx).String)
		newDate = newDate - 1 'week starts on MON but WeekDay() assumes SUN so we compensate
		newDate = newDate - WeekDay(newDate) + 2
		TS_Sheet.getCellByPosition(TS_week_of, ndx).Value = newDate
		TS_Sheet.getCellByPosition(TS_week_of, ndx).NumberFormat = format_sav
	Next
	TS_Props.columns = TS_Props.columns + 1 'add the new week_of column

	Make_Doc = true

End Function 'Make_Doc

Function Find_Size(SheetNdx as integer, inProps as Props, Headers())
	'Find the size of the imported stuff &amp; check headers:
	dim tempSheet as object
	dim Cell as object

	Find_Size = false

	tempSheet = newTimesheet.Sheets(inProps.sheet)
with inProps
	.rows = 1 'skip the header row
	do until tempSheet.getCellByPosition(0, .rows).Type = com.sun.star.table.CellContentType.EMPTY
		.rows = .rows + 1
	loop
	.rows = .rows - 1
	.columns = 0 'start with the first column
	Cell = tempSheet.getCellByPosition(.columns, 0)
	do until Cell.Type = com.sun.star.table.CellContentType.EMPTY
		if Cell.String &lt;&gt; Headers(.columns) then
			msgbox "Header " &amp; .columns &amp; " is " &amp; Cell.String &amp; " but should be " &amp; Headers(.columns) &amp; _
					"; aborting"
			exit function
		end if
		.columns = .columns + 1
		Cell = tempSheet.getCellByPosition(.columns, 0)
	loop
end with

	Find_Size = true

End Function 'Find_Size

</script:module>
</file>

<file path=Basic/Standard/modMain.xml><?xml version="1.0" encoding="utf-8"?>
<!DOCTYPE module  PUBLIC '-//OpenOffice.org//DTD OfficeDocument 1.0//EN'  'module.dtd'>
<script:module xmlns:script="http://openoffice.org/2000/script" script:name="modMain" script:language="StarBasic">REM  *****  BASIC  *****

Sub Main
	libs = ThisComponent.BasicLibraries.getByName("Standard")
	if libs.hasByName("modApplication") then
		call Create_Timesheet()
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Main"/>
  <library:element library:name="modApplicat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